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="thin solid #000000"/>
      <style:text-properties fo:font-size="22pt" style:font-size-asian="22pt" style:font-size-complex="22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2pt" style:font-size-asian="22pt" style:font-size-complex="22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9DC3E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10166666666667cm"/>
    </style:style>
    <style:style style:name="co2" style:family="table-column">
      <style:table-column-properties fo:break-before="auto" style:column-width="6.30766666666667cm"/>
    </style:style>
    <style:style style:name="co3" style:family="table-column">
      <style:table-column-properties fo:break-before="auto" style:column-width="7.97983333333333cm"/>
    </style:style>
    <style:style style:name="co4" style:family="table-column">
      <style:table-column-properties fo:break-before="auto" style:column-width="4.2545cm"/>
    </style:style>
    <style:style style:name="co5" style:family="table-column">
      <style:table-column-properties fo:break-before="auto" style:column-width="10.6256666666667cm"/>
    </style:style>
    <style:style style:name="co6" style:family="table-column">
      <style:table-column-properties fo:break-before="auto" style:column-width="2.49766666666667cm"/>
    </style:style>
    <style:style style:name="co7" style:family="table-column">
      <style:table-column-properties fo:break-before="auto" style:column-width="5.207cm"/>
    </style:style>
    <style:style style:name="co8" style:family="table-column">
      <style:table-column-properties fo:break-before="auto" style:column-width="2.18016666666667cm"/>
    </style:style>
    <style:style style:name="co9" style:family="table-column">
      <style:table-column-properties fo:break-before="auto" style:column-width="2.137833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2.51883333333333cm"/>
    </style:style>
    <style:style style:name="co14" style:family="table-column">
      <style:table-column-properties fo:break-before="auto" style:column-width="8.65716666666667cm"/>
    </style:style>
    <style:style style:name="co15" style:family="table-column">
      <style:table-column-properties fo:break-before="auto" style:column-width="16.4253333333333cm"/>
    </style:style>
    <style:style style:name="co16" style:family="table-column">
      <style:table-column-properties fo:break-before="auto" style:column-width="3.70416666666667cm"/>
    </style:style>
    <style:style style:name="co17" style:family="table-column">
      <style:table-column-properties fo:break-before="auto" style:column-width="1.86266666666667cm"/>
    </style:style>
    <style:style style:name="co18" style:family="table-column">
      <style:table-column-properties fo:break-before="auto" style:column-width="3.89466666666667cm"/>
    </style:style>
    <style:style style:name="co19" style:family="table-column">
      <style:table-column-properties fo:break-before="auto" style:column-width="6.56166666666667cm"/>
    </style:style>
    <style:style style:name="co20" style:family="table-column">
      <style:table-column-properties fo:break-before="auto" style:column-width="10.7103333333333cm"/>
    </style:style>
    <style:style style:name="co21" style:family="table-column">
      <style:table-column-properties fo:break-before="auto" style:column-width="9.54616666666667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280.8pt" style:use-optimal-row-height="true" fo:break-before="auto"/>
    </style:style>
    <style:style style:name="ro3" style:family="table-row">
      <style:table-row-properties style:row-height="187.2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55pt" style:use-optimal-row-height="true" fo:break-before="auto"/>
    </style:style>
    <style:style style:name="ro7" style:family="table-row">
      <style:table-row-properties style:row-height="28.8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209.55pt" style:use-optimal-row-height="false" fo:break-before="auto"/>
    </style:style>
    <style:style style:name="ro10" style:family="table-row">
      <style:table-row-properties style:row-height="409.6pt" style:use-optimal-row-height="false" fo:break-before="auto"/>
    </style:style>
    <style:style style:name="ro11" style:family="table-row">
      <style:table-row-properties style:row-height="164.4pt" style:use-optimal-row-height="false" fo:break-before="auto"/>
    </style:style>
    <style:style style:name="ta1" style:family="table" style:master-page-name="mp1">
      <style:table-properties table:display="true" table:tab-color="#00A933" style:writing-mode="lr-tb"/>
    </style:style>
    <style:style style:name="ta2" style:family="table" style:master-page-name="mp1">
      <style:table-properties table:display="true" table:tab-color="#F10D0C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1">
      <style:table-properties table:display="true" table:tab-color="#5983B0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ositive_Test_Case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0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6" table:default-cell-style-name="ce1"/>
        <table:table-column table:style-name="co12" table:number-columns-repeated="16128" table:default-cell-style-name="ce1"/>
        <table:table-row table:style-name="ro1">
          <table:table-cell office:value-type="string" table:style-name="ce2">
            <text:p>N°</text:p>
          </table:table-cell>
          <table:table-cell office:value-type="string" table:style-name="ce2">
            <text:p>Test Name</text:p>
          </table:table-cell>
          <table:table-cell office:value-type="string" table:style-name="ce3">
            <text:p>Description (Action/Steps)</text:p>
          </table:table-cell>
          <table:table-cell office:value-type="string" table:style-name="ce4">
            <text:p>PreCondition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Priority</text:p>
          </table:table-cell>
          <table:table-cell office:value-type="string" table:style-name="ce5">
            <text:p>Expected Result</text:p>
          </table:table-cell>
          <table:table-cell office:value-type="string" table:style-name="ce4">
            <text:p>Tester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Comment</text:p>
          </table:table-cell>
          <table:table-cell table:number-columns-repeated="10" table:style-name="ce6"/>
          <table:table-cell office:value-type="string" table:style-name="ce6">
            <text:p>Priority</text:p>
          </table:table-cell>
          <table:table-cell office:value-type="string" table:style-name="ce6">
            <text:p>Status</text:p>
          </table:table-cell>
          <table:table-cell table:number-columns-repeated="16362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CSV file download with device selection, timeseries key selection, start and end date</text:p>
          </table:table-cell>
          <table:table-cell office:value-type="string" table:style-name="ce8">
            <text:p>Open the CSV Downloader widget.</text:p>
            <text:p>Select a device from the available device options.</text:p>
            <text:p>Choose a timeseries key from the available timeseries options.</text:p>
            <text:p>Set the start date and end date for the data range.</text:p>
            <text:p>Click on the "Download" button to initiate the CSV file download.</text:p>
          </table:table-cell>
          <table:table-cell office:value-type="string" table:style-name="ce8">
            <text:p>The CSV Downloader widget is installed and accessible.</text:p>
            <text:p>There are devices and timeseries keys available for selection.</text:p>
            <text:p>Data is available for the selected device, timeseries key, and specified date range.</text:p>
          </table:table-cell>
          <table:table-cell office:value-type="string" table:style-name="ce8">
            <text:p>Device: Test Device</text:p>
            <text:p>Timeseries Key: temperature</text:p>
            <text:p>Start Date: June 1, 2023</text:p>
            <text:p>End Date: June 10, 2023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The CSV file is downloaded successfully, containing the data for the selected device, timeseries key, and specified date range.</text:p>
            <text:p>The downloaded CSV file accurately represents the collected data and is properly formatted.</text:p>
            <text:p>The CSV file includes the necessary headers and columns, reflecting the selected device and timeseries key.</text:p>
            <text:p>The downloaded CSV file can be opened and viewed without any errors or data discrepancies.</text:p>
          </table:table-cell>
          <table:table-cell office:value-type="string" table:style-name="ce8">
            <text:p>Ugur A.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Medium</text:p>
          </table:table-cell>
          <table:table-cell office:value-type="string" table:style-name="ce9">
            <text:p>Failed</text:p>
          </table:table-cell>
          <table:table-cell table:number-columns-repeated="16362" table:style-name="ce9"/>
        </table:table-row>
        <table:table-row table:style-name="ro2">
          <table:table-cell office:value-type="float" office:value="2" table:formula="of:=[.A2]+1" table:style-name="ce7">
            <text:p>2</text:p>
          </table:table-cell>
          <table:table-cell office:value-type="string" table:style-name="ce8">
            <text:p>CSV file download with device selection and 'All' timeseries keys</text:p>
          </table:table-cell>
          <table:table-cell office:value-type="string" table:style-name="ce8">
            <text:p>Open the CSV Downloader widget.</text:p>
            <text:p>Select a device from the available device options.</text:p>
            <text:p>Choose the 'All' option for timeseries keys.</text:p>
            <text:p>Set the start date and end date for the data range.</text:p>
            <text:p>Click on the "Download" button to initiate the CSV file download.</text:p>
          </table:table-cell>
          <table:table-cell office:value-type="string" table:style-name="ce8">
            <text:p>The CSV Downloader widget is installed and accessible.</text:p>
            <text:p>There are devices and timeseries keys available for selection.</text:p>
            <text:p>Data is available for the selected device and the specified date range.</text:p>
          </table:table-cell>
          <table:table-cell office:value-type="string" table:style-name="ce8">
            <text:p>Device: Test Device</text:p>
            <text:p>Timeseries Keys: All</text:p>
            <text:p>Start Date: June 1, 2023</text:p>
            <text:p>End Date: June 10, 2023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The CSV file is downloaded successfully, containing the data for the selected device and all available timeseries keys.</text:p>
            <text:p>The downloaded CSV file accurately represents the collected data and is properly formatted.</text:p>
            <text:p>The CSV file includes the necessary headers and columns, reflecting the selected device and all available timeseries keys.</text:p>
            <text:p>The downloaded CSV file can be opened and viewed without any errors or data discrepancies.</text:p>
          </table:table-cell>
          <table:table-cell office:value-type="string" table:style-name="ce8">
            <text:p>Ugur A.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6374" table:style-name="ce9"/>
        </table:table-row>
        <table:table-row table:style-name="ro3">
          <table:table-cell office:value-type="float" office:value="3" table:formula="of:=[.A3]+1" table:style-name="ce7">
            <text:p>3</text:p>
          </table:table-cell>
          <table:table-cell office:value-type="string" table:style-name="ce8">
            <text:p><text:s/>CSV file download with start and end date containing no telemetry data</text:p>
          </table:table-cell>
          <table:table-cell office:value-type="string" table:style-name="ce8">
            <text:p>Open the CSV Downloader widget.</text:p>
            <text:p>Select a device from the available device options.</text:p>
            <text:p>Choose a timeseries key from the available timeseries options.</text:p>
            <text:p>Set the start date and end date for a data range where no telemetry data is available.</text:p>
            <text:p>Click on the "Download" button to initiate the CSV file download.</text:p>
          </table:table-cell>
          <table:table-cell office:value-type="string" table:style-name="ce8">
            <text:p>The CSV Downloader widget is installed and accessible.</text:p>
            <text:p>There are devices and timeseries keys available for selection.</text:p>
            <text:p>No telemetry data is available for the selected device and the specified date range.</text:p>
          </table:table-cell>
          <table:table-cell office:value-type="string" table:style-name="ce8">
            <text:p>Device: Test Device</text:p>
            <text:p>Timeseries Keys: humidity</text:p>
            <text:p>Start Date: June 1, 2023</text:p>
            <text:p>End Date: June 10, 2023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The CSV file is downloaded successfully, containing only the headers and no data rows.</text:p>
            <text:p>The CSV file includes the necessary headers and columns, but no telemetry data is present.</text:p>
            <text:p>The downloaded CSV file can be opened and viewed without any errors or data discrepancies.</text:p>
          </table:table-cell>
          <table:table-cell office:value-type="string" table:style-name="ce8">
            <text:p>Ugur A.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1" table:style-name="ce6"/>
          <table:table-cell office:value-type="string" table:style-name="ce6">
            <text:p>Skipped</text:p>
          </table:table-cell>
          <table:table-cell table:number-columns-repeated="16362"/>
        </table:table-row>
        <table:table-row table:style-name="ro1">
          <table:table-cell office:value-type="float" office:value="4" table:formula="of:=[.A4]+1" table:style-name="ce7">
            <text:p>4</text:p>
          </table:table-cell>
          <table:table-cell table:number-columns-repeated="9" table:style-name="ce8"/>
          <table:table-cell table:number-columns-repeated="12" table:style-name="ce6"/>
          <table:table-cell table:number-columns-repeated="16362"/>
        </table:table-row>
        <table:table-row table:style-name="ro1">
          <table:table-cell office:value-type="float" office:value="5" table:formula="of:=[.A5]+1" table:style-name="ce7">
            <text:p>5</text:p>
          </table:table-cell>
          <table:table-cell table:number-columns-repeated="9" table:style-name="ce8"/>
          <table:table-cell table:number-columns-repeated="12" table:style-name="ce6"/>
          <table:table-cell table:number-columns-repeated="16362"/>
        </table:table-row>
        <table:table-row table:style-name="ro1">
          <table:table-cell office:value-type="float" office:value="6" table:formula="of:=[.A6]+1" table:style-name="ce7">
            <text:p>6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7" table:formula="of:=[.A7]+1" table:style-name="ce7">
            <text:p>7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8" table:formula="of:=[.A8]+1" table:style-name="ce7">
            <text:p>8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9" table:formula="of:=[.A9]+1" table:style-name="ce7">
            <text:p>9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0" table:formula="of:=[.A10]+1" table:style-name="ce7">
            <text:p>10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1" table:formula="of:=[.A11]+1" table:style-name="ce7">
            <text:p>11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2" table:formula="of:=[.A12]+1" table:style-name="ce7">
            <text:p>12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3" table:formula="of:=[.A13]+1" table:style-name="ce7">
            <text:p>13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4" table:formula="of:=[.A14]+1" table:style-name="ce7">
            <text:p>14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5" table:formula="of:=[.A15]+1" table:style-name="ce7">
            <text:p>15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6" table:formula="of:=[.A16]+1" table:style-name="ce7">
            <text:p>16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7" table:formula="of:=[.A17]+1" table:style-name="ce7">
            <text:p>17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8" table:formula="of:=[.A18]+1" table:style-name="ce7">
            <text:p>18</text:p>
          </table:table-cell>
          <table:table-cell table:style-name="ce6"/>
          <table:table-cell table:style-name="ce8"/>
          <table:table-cell table:number-columns-repeated="3" table:style-name="ce6"/>
          <table:table-cell table:style-name="ce8"/>
          <table:table-cell table:number-columns-repeated="3" table:style-name="ce6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9" table:formula="of:=[.A19]+1" table:style-name="ce7">
            <text:p>19</text:p>
          </table:table-cell>
          <table:table-cell table:style-name="ce6"/>
          <table:table-cell table:style-name="ce8"/>
          <table:table-cell table:number-columns-repeated="3" table:style-name="ce6"/>
          <table:table-cell table:style-name="ce8"/>
          <table:table-cell table:number-columns-repeated="3" table:style-name="ce6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0" table:formula="of:=[.A20]+1" table:style-name="ce7">
            <text:p>2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1" table:formula="of:=[.A21]+1" table:style-name="ce7">
            <text:p>2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2" table:formula="of:=[.A22]+1" table:style-name="ce7">
            <text:p>2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3" table:formula="of:=[.A23]+1" table:style-name="ce7">
            <text:p>2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4" table:formula="of:=[.A24]+1" table:style-name="ce7">
            <text:p>2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5" table:formula="of:=[.A25]+1" table:style-name="ce7">
            <text:p>2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6" table:formula="of:=[.A26]+1" table:style-name="ce7">
            <text:p>2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7" table:formula="of:=[.A27]+1" table:style-name="ce7">
            <text:p>2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8" table:formula="of:=[.A28]+1" table:style-name="ce7">
            <text:p>2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9" table:formula="of:=[.A29]+1" table:style-name="ce7">
            <text:p>2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0" table:formula="of:=[.A30]+1" table:style-name="ce7">
            <text:p>3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1" table:formula="of:=[.A31]+1" table:style-name="ce7">
            <text:p>3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2" table:formula="of:=[.A32]+1" table:style-name="ce7">
            <text:p>3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3" table:formula="of:=[.A33]+1" table:style-name="ce7">
            <text:p>3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4" table:formula="of:=[.A34]+1" table:style-name="ce7">
            <text:p>3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5" table:formula="of:=[.A35]+1" table:style-name="ce7">
            <text:p>3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6" table:formula="of:=[.A36]+1" table:style-name="ce7">
            <text:p>3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7" table:formula="of:=[.A37]+1" table:style-name="ce7">
            <text:p>3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8" table:formula="of:=[.A38]+1" table:style-name="ce7">
            <text:p>3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9" table:formula="of:=[.A39]+1" table:style-name="ce7">
            <text:p>3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40" table:formula="of:=[.A40]+1" table:style-name="ce7">
            <text:p>4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41" table:formula="of:=[.A41]+1" table:style-name="ce7">
            <text:p>4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42" table:formula="of:=[.A42]+1" table:style-name="ce7">
            <text:p>4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43" table:formula="of:=[.A43]+1" table:style-name="ce7">
            <text:p>4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12" table:style-name="ce6"/>
          <table:table-cell table:number-columns-repeated="16362"/>
        </table:table-row>
        <table:table-row table:style-name="ro4">
          <table:table-cell table:style-name="ce1"/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12" table:style-name="ce6"/>
          <table:table-cell table:number-columns-repeated="16362"/>
        </table:table-row>
        <table:table-row table:number-rows-repeated="1048531" table:style-name="ro5">
          <table:table-cell table:number-columns-repeated="16384"/>
        </table:table-row>
      </table:table>
      <table:table table:name="Negative_Test_Case" table:style-name="ta2">
        <table:table-column table:style-name="co13" table:default-cell-style-name="ce1"/>
        <table:table-column table:style-name="co2" table:default-cell-style-name="ce6"/>
        <table:table-column table:style-name="co3" table:default-cell-style-name="ce1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0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6" table:default-cell-style-name="ce1"/>
        <table:table-column table:style-name="co12" table:number-columns-repeated="16128" table:default-cell-style-name="ce1"/>
        <table:table-row table:style-name="ro1">
          <table:table-cell office:value-type="string" table:style-name="ce2">
            <text:p>Number</text:p>
          </table:table-cell>
          <table:table-cell office:value-type="string" table:style-name="ce2">
            <text:p>Test Name</text:p>
          </table:table-cell>
          <table:table-cell office:value-type="string" table:style-name="ce3">
            <text:p>Description (Action/Steps)</text:p>
          </table:table-cell>
          <table:table-cell office:value-type="string" table:style-name="ce4">
            <text:p>PreCondition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Priority</text:p>
          </table:table-cell>
          <table:table-cell office:value-type="string" table:style-name="ce5">
            <text:p>Expected Result</text:p>
          </table:table-cell>
          <table:table-cell office:value-type="string" table:style-name="ce4">
            <text:p>Tester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Comment</text:p>
          </table:table-cell>
          <table:table-cell table:number-columns-repeated="10" table:style-name="ce6"/>
          <table:table-cell office:value-type="string" table:style-name="ce6">
            <text:p>Priority</text:p>
          </table:table-cell>
          <table:table-cell office:value-type="string" table:style-name="ce6">
            <text:p>Status</text:p>
          </table:table-cell>
          <table:table-cell table:number-columns-repeated="16362"/>
        </table:table-row>
        <table:table-row table:style-name="ro1">
          <table:table-cell office:value-type="float" office:value="1" table:style-name="ce7">
            <text:p>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4" table:style-name="ce1"/>
          <table:table-cell table:number-columns-repeated="9" table:style-name="ce6"/>
          <table:table-cell office:value-type="string" table:style-name="ce6">
            <text:p>High</text:p>
          </table:table-cell>
          <table:table-cell office:value-type="string" table:style-name="ce6">
            <text:p>Passed</text:p>
          </table:table-cell>
          <table:table-cell table:number-columns-repeated="16362"/>
        </table:table-row>
        <table:table-row table:style-name="ro1">
          <table:table-cell office:value-type="float" office:value="2" table:formula="of:=[.A2]+1" table:style-name="ce7">
            <text:p>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4" table:style-name="ce1"/>
          <table:table-cell table:number-columns-repeated="9" table:style-name="ce9"/>
          <table:table-cell office:value-type="string" table:style-name="ce9">
            <text:p>Medium</text:p>
          </table:table-cell>
          <table:table-cell office:value-type="string" table:style-name="ce9">
            <text:p>Failed</text:p>
          </table:table-cell>
          <table:table-cell table:number-columns-repeated="16362" table:style-name="ce9"/>
        </table:table-row>
        <table:table-row table:style-name="ro1">
          <table:table-cell office:value-type="float" office:value="3" table:formula="of:=[.A3]+1" table:style-name="ce7">
            <text:p>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4" table:style-name="ce1"/>
          <table:table-cell table:number-columns-repeated="9" table:style-name="ce6"/>
          <table:table-cell office:value-type="string" table:style-name="ce6">
            <text:p>Low</text:p>
          </table:table-cell>
          <table:table-cell office:value-type="string" table:style-name="ce6">
            <text:p>Not Tested</text:p>
          </table:table-cell>
          <table:table-cell table:number-columns-repeated="16362"/>
        </table:table-row>
        <table:table-row table:style-name="ro1">
          <table:table-cell office:value-type="float" office:value="4" table:formula="of:=[.A4]+1" table:style-name="ce7">
            <text:p>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4" table:style-name="ce1"/>
          <table:table-cell table:number-columns-repeated="10" table:style-name="ce6"/>
          <table:table-cell office:value-type="string" table:style-name="ce6">
            <text:p>Skipped</text:p>
          </table:table-cell>
          <table:table-cell table:number-columns-repeated="16362"/>
        </table:table-row>
        <table:table-row table:style-name="ro1">
          <table:table-cell office:value-type="float" office:value="5" table:formula="of:=[.A5]+1" table:style-name="ce7">
            <text:p>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4" table:style-name="ce1"/>
          <table:table-cell table:number-columns-repeated="11" table:style-name="ce6"/>
          <table:table-cell table:number-columns-repeated="16362"/>
        </table:table-row>
        <table:table-row table:style-name="ro1">
          <table:table-cell office:value-type="float" office:value="6" table:formula="of:=[.A6]+1" table:style-name="ce7">
            <text:p>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4" table:style-name="ce1"/>
          <table:table-cell table:number-columns-repeated="11" table:style-name="ce6"/>
          <table:table-cell table:number-columns-repeated="16362"/>
        </table:table-row>
        <table:table-row table:style-name="ro1">
          <table:table-cell office:value-type="float" office:value="7" table:formula="of:=[.A7]+1" table:style-name="ce7">
            <text:p>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8" table:formula="of:=[.A8]+1" table:style-name="ce7">
            <text:p>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9" table:formula="of:=[.A9]+1" table:style-name="ce7">
            <text:p>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0" table:formula="of:=[.A10]+1" table:style-name="ce7">
            <text:p>1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1" table:formula="of:=[.A11]+1" table:style-name="ce7">
            <text:p>1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2" table:formula="of:=[.A12]+1" table:style-name="ce7">
            <text:p>1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3" table:formula="of:=[.A13]+1" table:style-name="ce7">
            <text:p>1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4" table:formula="of:=[.A14]+1" table:style-name="ce7">
            <text:p>1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5" table:formula="of:=[.A15]+1" table:style-name="ce7">
            <text:p>1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6" table:formula="of:=[.A16]+1" table:style-name="ce7">
            <text:p>1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7" table:formula="of:=[.A17]+1" table:style-name="ce7">
            <text:p>1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8" table:formula="of:=[.A18]+1" table:style-name="ce7">
            <text:p>1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9" table:formula="of:=[.A19]+1" table:style-name="ce7">
            <text:p>1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0" table:formula="of:=[.A20]+1" table:style-name="ce7">
            <text:p>2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1" table:formula="of:=[.A21]+1" table:style-name="ce7">
            <text:p>2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2" table:formula="of:=[.A22]+1" table:style-name="ce7">
            <text:p>2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3" table:formula="of:=[.A23]+1" table:style-name="ce7">
            <text:p>2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4" table:formula="of:=[.A24]+1" table:style-name="ce7">
            <text:p>2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5" table:formula="of:=[.A25]+1" table:style-name="ce7">
            <text:p>2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6" table:formula="of:=[.A26]+1" table:style-name="ce7">
            <text:p>2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7" table:formula="of:=[.A27]+1" table:style-name="ce7">
            <text:p>2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8" table:formula="of:=[.A28]+1" table:style-name="ce7">
            <text:p>2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9" table:formula="of:=[.A29]+1" table:style-name="ce7">
            <text:p>2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0" table:formula="of:=[.A30]+1" table:style-name="ce7">
            <text:p>3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1" table:formula="of:=[.A31]+1" table:style-name="ce7">
            <text:p>3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2" table:formula="of:=[.A32]+1" table:style-name="ce7">
            <text:p>3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3" table:formula="of:=[.A33]+1" table:style-name="ce7">
            <text:p>3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4" table:formula="of:=[.A34]+1" table:style-name="ce7">
            <text:p>3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5" table:formula="of:=[.A35]+1" table:style-name="ce7">
            <text:p>3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6" table:formula="of:=[.A36]+1" table:style-name="ce7">
            <text:p>3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7" table:formula="of:=[.A37]+1" table:style-name="ce7">
            <text:p>3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8" table:formula="of:=[.A38]+1" table:style-name="ce7">
            <text:p>3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9" table:formula="of:=[.A39]+1" table:style-name="ce7">
            <text:p>3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0" table:formula="of:=[.A40]+1" table:style-name="ce7">
            <text:p>4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1" table:formula="of:=[.A41]+1" table:style-name="ce7">
            <text:p>4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2" table:formula="of:=[.A42]+1" table:style-name="ce7">
            <text:p>4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3" table:formula="of:=[.A43]+1" table:style-name="ce7">
            <text:p>4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4" table:formula="of:=[.A44]+1" table:style-name="ce7">
            <text:p>4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5" table:formula="of:=[.A45]+1" table:style-name="ce7">
            <text:p>4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number-rows-repeated="1048530" table:style-name="ro6">
          <table:table-cell table:number-columns-repeated="16384"/>
        </table:table-row>
      </table:table>
      <table:table table:name="Checklist_Template" table:style-name="ta3"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1" table:number-columns-repeated="253" table:default-cell-style-name="ce1"/>
        <table:table-column table:style-name="co17" table:number-columns-repeated="16128" table:default-cell-style-name="ce1"/>
        <table:table-row table:style-name="ro1">
          <table:table-cell office:value-type="string" table:style-name="ce2">
            <text:p>Number</text:p>
          </table:table-cell>
          <table:table-cell office:value-type="string" table:style-name="ce2">
            <text:p>Checklist Description</text:p>
          </table:table-cell>
          <table:table-cell office:value-type="string" table:style-name="ce2">
            <text:p>Status</text:p>
          </table:table-cell>
          <table:table-cell table:number-columns-repeated="11" table:style-name="ce1"/>
          <table:table-cell office:value-type="string" table:style-name="ce1">
            <text:p>Status</text:p>
          </table:table-cell>
          <table:table-cell table:number-columns-repeated="16369"/>
        </table:table-row>
        <table:table-row table:style-name="ro7">
          <table:table-cell office:value-type="float" office:value="1" table:style-name="ce7">
            <text:p>1</text:p>
          </table:table-cell>
          <table:table-cell office:value-type="string" table:style-name="ce11">
            <text:p>user can access bank accounts from the main menu</text:p>
          </table:table-cell>
          <table:table-cell office:value-type="string" table:style-name="ce12">
            <text:p>Not Tested</text:p>
          </table:table-cell>
          <table:table-cell table:number-columns-repeated="11" table:style-name="ce1"/>
          <table:table-cell office:value-type="string" table:style-name="ce1">
            <text:p>Passed</text:p>
          </table:table-cell>
          <table:table-cell table:number-columns-repeated="16369"/>
        </table:table-row>
        <table:table-row table:style-name="ro7">
          <table:table-cell office:value-type="float" office:value="2" table:formula="of:=[.A2]+1" table:style-name="ce7">
            <text:p>2</text:p>
          </table:table-cell>
          <table:table-cell office:value-type="string" table:style-name="ce11">
            <text:p>User can have multiple accounts</text:p>
          </table:table-cell>
          <table:table-cell office:value-type="string" table:style-name="ce12">
            <text:p>Not Tested</text:p>
          </table:table-cell>
          <table:table-cell table:number-columns-repeated="11" table:style-name="ce1"/>
          <table:table-cell office:value-type="string" table:style-name="ce1">
            <text:p>Failed</text:p>
          </table:table-cell>
          <table:table-cell table:number-columns-repeated="16369"/>
        </table:table-row>
        <table:table-row table:style-name="ro7">
          <table:table-cell office:value-type="float" office:value="3" table:formula="of:=[.A3]+1" table:style-name="ce7">
            <text:p>3</text:p>
          </table:table-cell>
          <table:table-cell office:value-type="string" table:style-name="ce11">
            <text:p>User can see Balance next to the account number</text:p>
          </table:table-cell>
          <table:table-cell office:value-type="string" table:style-name="ce12">
            <text:p>Not Tested</text:p>
          </table:table-cell>
          <table:table-cell table:number-columns-repeated="11" table:style-name="ce1"/>
          <table:table-cell office:value-type="string" table:style-name="ce1">
            <text:p>Not Tested</text:p>
          </table:table-cell>
          <table:table-cell table:number-columns-repeated="16369"/>
        </table:table-row>
        <table:table-row table:style-name="ro7">
          <table:table-cell office:value-type="float" office:value="4" table:formula="of:=[.A4]+1" table:style-name="ce7">
            <text:p>4</text:p>
          </table:table-cell>
          <table:table-cell office:value-type="string" table:style-name="ce11">
            <text:p>Placeholder should appear if user has no accounts</text:p>
          </table:table-cell>
          <table:table-cell office:value-type="string" table:style-name="ce12">
            <text:p>Not Tested</text:p>
          </table:table-cell>
          <table:table-cell table:number-columns-repeated="11" table:style-name="ce1"/>
          <table:table-cell office:value-type="string" table:style-name="ce1">
            <text:p>Skipped</text:p>
          </table:table-cell>
          <table:table-cell table:number-columns-repeated="16369"/>
        </table:table-row>
        <table:table-row table:style-name="ro7">
          <table:table-cell office:value-type="float" office:value="5" table:formula="of:=[.A5]+1" table:style-name="ce7">
            <text:p>5</text:p>
          </table:table-cell>
          <table:table-cell table:style-name="ce11"/>
          <table:table-cell table:style-name="ce12"/>
          <table:table-cell table:number-columns-repeated="16381" table:style-name="ce1"/>
        </table:table-row>
        <table:table-row table:number-rows-repeated="1048570" table:style-name="ro6">
          <table:table-cell table:number-columns-repeated="16384"/>
        </table:table-row>
      </table:table>
      <table:table table:name="Bug_Template" table:style-name="ta4"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"/>
        <table:table-column table:style-name="co11" table:number-columns-repeated="252" table:default-cell-style-name="ce1"/>
        <table:table-column table:style-name="co12" table:number-columns-repeated="16128" table:default-cell-style-name="ce1"/>
        <table:table-row table:style-name="ro8">
          <table:table-cell office:value-type="string" table:style-name="ce13">
            <text:p>Bug Title</text:p>
          </table:table-cell>
          <table:table-cell office:value-type="string" table:style-name="ce13">
            <text:p>Bug Priority</text:p>
          </table:table-cell>
          <table:table-cell office:value-type="string" table:style-name="ce13">
            <text:p>Description</text:p>
          </table:table-cell>
          <table:table-cell office:value-type="string" table:style-name="ce14">
            <text:p>Attachments</text:p>
          </table:table-cell>
          <table:table-cell table:number-columns-repeated="9" table:style-name="ce1"/>
          <table:table-cell office:value-type="string" table:style-name="ce1">
            <text:p>Priority</text:p>
          </table:table-cell>
          <table:table-cell table:number-columns-repeated="16370"/>
        </table:table-row>
        <table:table-row table:style-name="ro4">
          <table:table-cell table:style-name="ce10"/>
          <table:table-cell table:style-name="ce15"/>
          <table:table-cell table:style-name="ce16"/>
          <table:table-cell table:number-columns-repeated="10" table:style-name="ce1"/>
          <table:table-cell office:value-type="string" table:style-name="ce1">
            <text:p>Critical</text:p>
          </table:table-cell>
          <table:table-cell table:number-columns-repeated="16370"/>
        </table:table-row>
        <table:table-row table:style-name="ro9">
          <table:table-cell table:style-name="ce8"/>
          <table:table-cell table:style-name="ce15"/>
          <table:table-cell table:style-name="ce16"/>
          <table:table-cell table:number-columns-repeated="10" table:style-name="ce6"/>
          <table:table-cell office:value-type="string" table:style-name="ce6">
            <text:p>High</text:p>
          </table:table-cell>
          <table:table-cell table:number-columns-repeated="16370" table:style-name="ce6"/>
        </table:table-row>
        <table:table-row table:style-name="ro10">
          <table:table-cell table:style-name="ce10"/>
          <table:table-cell table:style-name="ce15"/>
          <table:table-cell table:style-name="ce10"/>
          <table:table-cell table:number-columns-repeated="10" table:style-name="ce1"/>
          <table:table-cell office:value-type="string" table:style-name="ce1">
            <text:p>Medium</text:p>
          </table:table-cell>
          <table:table-cell table:number-columns-repeated="16370"/>
        </table:table-row>
        <table:table-row table:style-name="ro11">
          <table:table-cell table:style-name="ce10"/>
          <table:table-cell table:style-name="ce15"/>
          <table:table-cell table:style-name="ce10"/>
          <table:table-cell table:number-columns-repeated="10" table:style-name="ce1"/>
          <table:table-cell office:value-type="string" table:style-name="ce1">
            <text:p>Low</text:p>
          </table:table-cell>
          <table:table-cell table:number-columns-repeated="16370"/>
        </table:table-row>
        <table:table-row table:style-name="ro4">
          <table:table-cell table:style-name="ce10"/>
          <table:table-cell table:style-name="ce15"/>
          <table:table-cell table:style-name="ce10"/>
          <table:table-cell table:number-columns-repeated="10" table:style-name="ce1"/>
          <table:table-cell office:value-type="string" table:style-name="ce1">
            <text:p>Trivial</text:p>
          </table:table-cell>
          <table:table-cell table:number-columns-repeated="16370"/>
        </table:table-row>
        <table:table-row table:style-name="ro10">
          <table:table-cell table:style-name="ce10"/>
          <table:table-cell table:style-name="ce15"/>
          <table:table-cell table:style-name="ce10"/>
          <table:table-cell table:number-columns-repeated="16381" table:style-name="ce1"/>
        </table:table-row>
        <table:table-row table:number-rows-repeated="9" table:style-name="ro4">
          <table:table-cell table:style-name="ce10"/>
          <table:table-cell table:style-name="ce15"/>
          <table:table-cell table:style-name="ce10"/>
          <table:table-cell table:number-columns-repeated="16381" table:style-name="ce1"/>
        </table:table-row>
        <table:table-row table:number-rows-repeated="11" table:style-name="ro4">
          <table:table-cell/>
          <table:table-cell table:style-name="ce15"/>
          <table:table-cell table:number-columns-repeated="16382"/>
        </table:table-row>
        <table:table-row table:number-rows-repeated="5" table:style-name="ro4">
          <table:table-cell/>
          <table:table-cell table:number-columns-repeated="2" table:style-name="ce10"/>
          <table:table-cell table:number-columns-repeated="16381"/>
        </table:table-row>
        <table:table-row table:number-rows-repeated="104854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number number:decimal-places="2" number:min-decimal-places="2" number:min-integer-digits="1" number:grouping="true"/>
      <number:text> </number:text>
    </number:number-style>
    <number:number-style style:name="N36P1">
      <number:text>  (</number:text>
      <number:number number:decimal-places="2" number:min-decimal-places="2" number:min-integer-digits="1" number:grouping="true"/>
      <number:text>)</number:text>
    </number:number-style>
    <number:text-style style:name="N36P2">
      <number:text>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$ </number:text>
      <number:number number:decimal-places="2" number:min-decimal-places="2" number:min-integer-digits="1" number:grouping="true"/>
      <number:text> </number:text>
    </number:number-style>
    <number:number-style style:name="N38P1">
      <number:text>$ (</number:text>
      <number:number number:decimal-places="2" number:min-decimal-places="2" number:min-integer-digits="1" number:grouping="true"/>
      <number:text>)</number:text>
    </number:number-style>
    <number:text-style style:name="N38P2">
      <number:text>$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$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1">
      <number:text>$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9P2">
      <number:text>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40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Ozan İlhan</meta:initial-creator>
    <dc:creator>Ugur A</dc:creator>
    <meta:creation-date>2019-01-30T20:48:09Z</meta:creation-date>
    <dc:date>2023-06-19T14:56:59Z</dc:date>
    <meta:editing-cycles>53</meta:editing-cycles>
    <meta:editing-duration>PT58718S</meta:editing-duration>
  </office:meta>
</office:document-meta>
</file>